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loseOnDemandTest.create_mocked_static_2( @ Mock MockedStatic &lt; String &gt; mockedStati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oseOnDemandTest.create_mocked_static_1( @ Mock MockedStatic &lt; String &gt; mockedStati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oseOnDemandTest.create_mocked_construction_1( @ Mock MockedConstruction &lt; String &gt; mockConstruc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oseOnDemandTest.create_mocked_construction_2( @ Mock MockedConstruction &lt; String &gt; mockConstruc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